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style:text-properties officeooo:rsid="001fbe24" officeooo:paragraph-rsid="001fbe24"/>
    </style:style>
    <style:style style:name="P2" style:family="paragraph" style:parent-style-name="Standard">
      <loext:graphic-properties draw:fill-gradient-name="gradient" draw:fill-hatch-name="hatch"/>
      <style:paragraph-properties fo:line-height="150%" fo:text-align="center" style:justify-single-word="false"/>
      <style:text-properties officeooo:rsid="001fbe24" officeooo:paragraph-rsid="001fbe24"/>
    </style:style>
    <style:style style:name="P3" style:family="paragraph" style:parent-style-name="Standard">
      <loext:graphic-properties draw:fill-gradient-name="gradient" draw:fill-hatch-name="hatch"/>
      <style:paragraph-properties fo:line-height="150%" fo:text-align="start" style:justify-single-word="false"/>
      <style:text-properties officeooo:rsid="0020ad29" officeooo:paragraph-rsid="0020ad29"/>
    </style:style>
    <style:style style:name="T1" style:family="text">
      <style:text-properties officeooo:rsid="0021fb04"/>
    </style:style>
    <style:style style:name="T2" style:family="text">
      <style:text-properties officeooo:rsid="00227a06"/>
    </style:style>
    <style:style style:name="T3" style:family="text">
      <style:text-properties officeooo:rsid="0022cf15"/>
    </style:style>
    <style:style style:name="T4" style:family="text">
      <style:text-properties officeooo:rsid="00248266"/>
    </style:style>
    <style:style style:name="T5" style:family="text">
      <style:text-properties officeooo:rsid="00263156"/>
    </style:style>
    <style:style style:name="T6" style:family="text">
      <style:text-properties officeooo:rsid="0026827a"/>
    </style:style>
    <style:style style:name="T7" style:family="text">
      <style:text-properties officeooo:rsid="00283b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chard Yeung</text:p>
      <text:p text:style-name="P1">CSC 33200</text:p>
      <text:p text:style-name="P2">Lab 6 Report</text:p>
      <text:p text:style-name="P2"/>
      <text:p text:style-name="P3"><text:tab/>The critical sections are in the child section. The steps for the Dad is to read the balance and add money. The steps for the two sons are to read the balance and then withdraw money. The big problem is the synchronization of their steps. For instance, the Dad would read the balance and wait a bit before he deposits. During this time, the both sons would read the balance and withdraw $20 each. But because they both access the account and withdraw around the same time, they both would read $0, and both withdraw $20, leaving the account with $-20 balance instead of $-40, meaning that $20 appeared out of no where. <text:span text:style-name="T2">This also means their NumOfWithdrawAttempt are also out of sync, since they are only supposed to have 20 total attempts, but because they access this variable at the same time, the variable only decrements by 1 for every 2 attempts.</text:span> At this time, the Dad would still have the original balance read at $0, and deposit $80, leaving a new balance of $80, meaning that $40 appeared out of no where. More mishaps like this would happen a lot since they are constantly depositing and withdrawing, with no regard to each other. In real life, this is no possible as one way to prevent this is limited access to the account and they also would not allow a withdrawal if there is no money. There are a few things we can do.</text:p>
      <text:p text:style-name="P3"><text:tab/>First, to solve the <text:span text:style-name="T2">over-withdrawal</text:span> problem, we can simply check the balance and see if the withdrawal is greater than the balance. <text:span text:style-name="T1">In the son’s step, we simple add a if(bals &gt; WithdrawAmount). If the statement is true, then a withdrawal is processed. If not, then no action is made other than closing access to accoun</text:span><text:span text:style-name="T2">t. </text:span><text:span text:style-name="T4">Either way, they</text:span><text:span text:style-name="T2"> decrement their withdraw attempts by 1. Now, there won’t by any </text:span><text:span text:style-name="T3">withdrawing when the account does not have enough. Next, is the synchronization problem.</text:span></text:p>
      <text:p text:style-name="P3"><text:tab/><text:span text:style-name="T3">To combat this issue, we first need to remember that there are two ATM machines. </text:span><text:span text:style-name="T5">In real life, while there are many ATMs, access to the same account is limited to one.</text:span><text:span text:style-name="T3"> </text:span><text:span text:style-name="T5">We apply the same logic here.</text:span><text:span text:style-name="T3"> To solve </text:span><text:span text:style-name="T5">our problem</text:span><text:span text:style-name="T3">, we create two semaphores. One will control how access to the ATMs, and the other controls access to the account. Now, even when two people are using the ATMs, they cannot both access the same account. To properly use the semaphores, we decrement both. </text:span><text:span text:style-name="T6">That way,</text:span><text:span text:style-name="T3"> when one person access </text:span><text:span text:style-name="T6">their account</text:span><text:span text:style-name="T3">, this will allow another person to use an ATM, but cannot access the </text:span><text:span text:style-name="T7">same </text:span><text:span text:style-name="T3">account. The last person cannot access an ATM nor the account, which makes sense since they cannot access the account without access to the ATM. Once the Dad finished his deposit, he closes his account and moves away from the ATM. This allows one son to access the account and the other son access to the ATM, but not the accoun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01:31:37.371694921</meta:creation-date>
    <dc:date>2023-04-22T02:16:23.721604689</dc:date>
    <meta:editing-duration>PT24M23S</meta:editing-duration>
    <meta:editing-cycles>8</meta:editing-cycles>
    <meta:generator>LibreOffice/7.3.7.2$Linux_X86_64 LibreOffice_project/30$Build-2</meta:generator>
    <meta:document-statistic meta:table-count="0" meta:image-count="0" meta:object-count="0" meta:page-count="1" meta:paragraph-count="6" meta:word-count="504" meta:character-count="2783" meta:non-whitespace-character-count="2281"/>
  </office:meta>
</office:document-meta>
</file>